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 svg:font-family="'Bitstream Vera Sans'"/>
    <style:font-face style:name="Tahoma1" svg:font-family="Tahoma"/>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normal" style:font-weight-asian="normal" style:font-weight-complex="normal"/>
    </style:style>
    <style:style style:name="P3" style:family="paragraph" style:parent-style-name="Standard"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Dos bloques en la presentación: </text:p>
      <text:p text:style-name="Standard"/>
      <text:p text:style-name="Standard">Según el Global Entrepreneurship Monitor, el noventa por ciento de los emprendimientos en Argentina no supera los 5 años. Nosotros “estuvimos ahí de pasar la barrera” y a los 4 años y 8 meses cerramos las puertas. Algunos integrantes de esa empresa anterior, que se llamaba Except formamos Machinalis y...<text:line-break/>A) Contamos quiénes somos, desde cuándo somos, qué hacemos y cómo lo hacemos. Acá no tengo mucho para comentar. </text:p>
      <text:p text:style-name="Standard"><text:line-break/>B) ¿Cómo llegamos hasta acá?</text:p>
      <text:p text:style-name="Standard">1) El fracaso de la empresa anterior nos dejó una fortaleza enorme: sabemos algunas cosas que NO hay que hacer y ese conocimiento es invaluable. Algunos de ellos son: </text:p>
      <text:list xml:id="list33285789" text:style-name="L1">
        <text:list-item>
          <text:p text:style-name="P1">Desarrollar un <text:span text:style-name="T1">great place to work</text:span> sin hacer foco en exigencias aparejadas: Sabemos por experiencia propia que tener un lugar agradable para trabajar y con modalidades de trabajo cómodas para nuestro desarrollo no es tan sólo positivo, sino que además es parte de nuestra responsabilidad como empresarios. No obstante, sabemos también que es un riesgo muy fuerte confundir desarrollar un entorno de trabajo de este tipo con un entorno carente de exigencias respecto a nuestro trabajo. Así, la clave no es desarrollar un great place to work como objetivo en sí, sino trabajar en este aspecto como un medio o una herramienta para generar un entorno de trabajo en el cuál las personas puedan optimizar su contribución y crecer profesional y personalmente.</text:p>
        </text:list-item>
        <text:list-item>
          <text:p text:style-name="P1">Padecer <text:span text:style-name="T1">reunionitis</text:span><text:span text:style-name="T2">. La reunionitis es la inflamación del uso de recursos aplicados a reuniones. A veces, en instancias de nacimiento aprendimos que tiene mucho sentido ocupar mucho tiempo y personas en reuniones para poder alinearnos y conocernos. Sin embargo, el uso desmedido de tiempo en reuniones y la asunción de la necesidad de la participación de toda la empresa en las reuniones implica un uso ineficiente de los recursos que la componen. Por otra parte, es “sandwichitos” y no “sandwiches al por mayor”, “plato con galletitas” y no “paquetes y paquetes de ellas”. Invitar a un tentempié durante la reunión tiene el efecto principal de invitar a compartir entre los presentes, el riesgo es confundir eso con invitar a almorzar o merendar con lo que la reunión se transformaría en primer lugar en un almuerzo o una merienda.</text:span></text:p>
        </text:list-item>
        <text:list-item>
          <text:p text:style-name="P1"><text:span text:style-name="T2">No delegar decisiones: “</text:span><text:span text:style-name="T1">todos hacen todo</text:span><text:span text:style-name="T2">”. Asociado a lo anterior, tiene sentido que todos comprendamos el contenido de las tareas centrales de la empresa, pero, hay que estar atentos al momento en que podemos empezar a resolver de una manera más eficiente los procesos de la empresa por medio de la delegación de responsabilidades. Delegar NO ES abdicar. En algunos casos, la delegación implica un control al final del proceso, en otros supervisión en instancias claves, e inclusive puede que ninguno de ellos y tan sólo necesitemos motivar al colaborador que ya tiene las herramientas necesarias para llevar el proceso a buen puerto. Son todos ellos mecanismos diferentes que trabajan sobre un elemento central: la confianza que tenemos unos en otros. </text:span></text:p>
        </text:list-item>
      </text:list>
      <text:p text:style-name="P2"/>
      <text:list xml:id="list33288643" text:style-name="L2">
        <text:list-item>
          <text:p text:style-name="P3">Ahora bien, una vez que tomamos la decisión de emprender nuevamente: ¿cómo sabíamos que no íbamos a fracasar otra vez? No lo <text:soft-page-break/>sabíamos. Y no lo vamos a saber nunca atentos a la velocidad de cambio de la economía. Sin embargo, algunas herramientas nos sirvieron para que éstos miedos no nos paralizaran.</text:p>
          <text:p text:style-name="P3"><text:s/>I. En primer lugar <text:span text:style-name="T1">no evitar reconocer que tenemos miedo</text:span>. Si bien el miedo es una sensación y una emoción negativa, nos puede brindar mucha información respecto a nuestro estado de peligro/seguridad. En este sentido, lo que nosotros hicimos y recomendamos fue establecer indicadores de corto plazo medibles y sobre todo realizables y conseguibles. <text:s/>Algunas preguntas que podrían servir son: ¿en qué situación debiéramos estar dentro de un/dos mes/es para que ya tenga tanto miedo de que no funcione la cosa que me sienta incómodo trabajando acá? ¿qué debiéramos estar haciendo en un mes? ¿ganando cuánto? ¿no-perdiendo cuánto? Ahora bien, una vez que ya hayamos <text:s/>construido los indicadores, es fundamental exteriorizarlos, comunicarlos y ponerlos en común. Todos debemos conocer cuáles son los temores de nuestros compañeros. Al fin y al cabo, todos soñamos lo mismo. Una vez establecidos y escritos, que uno sólo los tenga en mente regularmente y el resto los "olvide". El miedo puede paralizar y la parálisis es lo peor en esta etapa en la que el dinamismo y la adaptación son fundamentales, por lo cual es clave tenerlos presentes a título de información de retorno, pero controlados y dimensionados de modo que no nos impidan tomar riesgos.</text:p>
          <text:p text:style-name="P3"><text:s text:c="2"/>II. Previsión de <text:span text:style-name="T1">evitar</text:span> en esta etapa el <text:span text:style-name="T1">síndrome</text:span> <text:span text:style-name="T1">de “más es mejor”</text:span>. Si estamos largando y queremos no “quedar ahí” de pasar la estadística del Global Entrepreneurship Monitor como nosotros debemos evitar tener la ilusión de crecimiento que implica incorporar más y más clientes, más y más trabajadores, más y más de todo. En primer lugar porque tenemos una curva de aprendizaje que cubrir para dar soluciones de calidad y que satisfagan, y también porque tenemos que pasar por el tamiz de pensar cuánto contribuye este cliente potencial a nuestro crecimiento y estabilidad a mediano y largo plazo, la clave está en pensar que más no es necesariamente mejor: “mejor es mejor”. Sin desconocer el corto plazo, la búsqueda de rentabilidad a mediano y largo plazo son los factores que nos van a permitir crecer y madurar como empresa sin riesgo de quedarnos en el intento. Así, las decisiones estratégicas fundamentales deben ser tenidas en cuenta en relación a dicha rentabilidad lo cual no es sólo una decisión económicamente óptima sino que es también parte de nuestra Responsabilidad Social Empresaria desde el momento en que de dicha rentabilidad depende el trabajo de más personas que nosotros. </text:p>
          <text:p text:style-name="P3"><text:s text:c="2"/>III. Preferencia por <text:span text:style-name="T1">relaciones de mediano/largo plazo</text:span>. Desde el momento en que tomamos la decisión de emprender, entramos en relación con personas de diferentes espacios y quienes contribuyen de algún modo u otro a nuestro emprendimiento. Clientes, colaboradores, proveedores y otros actores que entran en nuestro radar necesitan saber que nosotros aparecemos en el mercado con voluntad de perdurar. En la misma medida, en nuestro arranque estamos necesitando esa misma seguridad o por lo menos acercarnos a ese ideal en la mayor medida posible, dado que nuestra estabilización y afianzamiento como empresa dependerá en gran medida de nuestra capacidad para evitar el paso golondrina de dichos actores involucrados (o stakeholders) a nuestro emprendimiento y el desgaste de energía que implica iniciar la búsqueda <text:soft-page-break/>de nuevas relaciones constantemente.</text:p>
          <text:p text:style-name="P3"><text:s text:c="2"/>IV. <text:span text:style-name="T1">Inserción en Redes del sector y de otros sectores</text:span>. Sobrevivir y crecer es imposible de manera aislada, esto lo sabemos todos. Ahora bien, generar redes de contactos dentro de nuestro sector no es algo que hagamos constantemente y abrirnos hacia otros sectores es menos usual todavía. Nuestro emprendimiento es nuestro las 24 horas del día y como tal <text:s/>las probabilidades de difusión y crecimiento del mismo pueden venir por una charla informal en horarios no laborales y con cualquier persona o grupo de personas, aún en aquellos espacios en los cuáles nunca hubiéramos pensado que podríamos hacer una conexión. Está en nosotros el hacer uso de todas las herramientas que estén a nuestro alcance en ese instante.</text:p>
          <text:p text:style-name="P3"><text:s text:c="2"/>V. Pregunta reiterativa <text:span text:style-name="T1">“¿esto tiene que ver con nosotros?”</text:span>. Crecer es la idea, crecer a costa de uno mismo tiene pocas probabilidades de éxito. En este sentido estamos convencidos en que es central tenerse respeto a uno mismo y eso es producto de preguntarnos constantemente si lo que hacemos está en consonancia con lo que pensamos, sentimos y queremos. Sólo en la medida en que el pensar, el sentir y el querer estén asociados al hacer de la empresa vamos a poder fluir hacia nuestra misión, hacia nuestra razón de ser dentro de la Sociedad. </text:p>
          <text:p text:style-name="P3"/>
        </text:list-item>
        <text:list-item>
          <text:p text:style-name="P3">Cumpliendo lo anterior, un último elemento aprendimos en este tiempo y estimamos que puede servirles y mucho a quienes estén pensando en emprender: <text:span text:style-name="T1">Aprendan a pedir más de lo que les dan, y a dar más de lo que les pidan</text:span>. </text:p>
          <text:p text:style-name="P3">Una vez contextualizados y ubicados en nuestra realidad, desde nuestra experiencia los clientes entienden que estando en etapa de crecimiento pueden acompañarnos en este proceso, y esto es provechoso para ambas partes. Así, si nos piden un trabajo, buscar ampliar dicho trabajo y si obtuvimos un subsidio (Fonsoft), buscar más del mismo. Los clientes y actores puede que no tengan en foco algunas potencialidades de la relación que por ahí nosotros si tenemos y viceversa. Del mismo modo, es clave dar más de lo que nos piden. Estamos en una instancia en la cual tenemos energía y recursos para dedicar a brindar un mejor y mayor servicio que el pedido y ésto tiene inmensos beneficios para nosotros. Por un lado, aprenderemos a trabajar con mayores niveles de exigencia y a un nivel mayor de producción. Por el otro, estaremos contribuyendo a la ampliación y consolidación del vínculo que tal como dijimos arriba es fundamental.<text:line-break/></text:p>
        </text:list-item>
      </text:list>
      <text:p text:style-name="Standard"/>
      <text:p text:style-name="Standard">¡Muchas Gracias!</text:p>
      <text:p text:style-name="Standard"/>
      <text:p text:style-name="Standard">(Aplau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svg:font-family="'Bitstream Vera Sans'"/>
    <style:font-face style:name="Tahoma1" svg:font-family="Tahoma"/>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Bitstream Vera Sans" style:font-name-complex="Tahoma1"/>
    </style:style>
    <style:style style:name="Caption" style:family="paragraph" style:parent-style-name="Standard"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Bitstream Vera San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cos Spontón</meta:initial-creator>
    <meta:creation-date>2009-10-05T16:44:38.68</meta:creation-date>
    <dc:date>2009-10-11T13:24:19.87</dc:date>
    <dc:creator>Marcos Spontón</dc:creator>
    <meta:editing-duration>PT03H50M22S</meta:editing-duration>
    <meta:editing-cycles>17</meta:editing-cycles>
    <meta:generator>OpenOffice.org/3.1$Win32 OpenOffice.org_project/310m11$Build-9399</meta:generator>
    <meta:document-statistic meta:table-count="0" meta:image-count="0" meta:object-count="0" meta:page-count="3" meta:paragraph-count="17" meta:word-count="1492" meta:character-count="9037"/>
  </office:meta>
</office:document-meta>
</file>